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307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NILAIUJIAN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Ujian Mid Semester</text:p>
          </table:table-cell>
          <table:table-cell table:style-name="ce1" office:value-type="string" calcext:value-type="string">
            <text:p>Ujian Akhir Semester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76" calcext:value-type="float">
            <text:p>76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92" calcext:value-type="float">
            <text:p>92</text:p>
          </table:table-cell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?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PENDUDUK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AHUN SENSUS</text:p>
          </table:table-cell>
          <table:table-cell table:style-name="ce1" office:value-type="string" calcext:value-type="string">
            <text:p>JUMLAH (Juta Jiwa)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60.7" calcext:value-type="float">
            <text:p>60,7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97.1" calcext:value-type="float">
            <text:p>97,1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119.2" calcext:value-type="float">
            <text:p>119,2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146.9" calcext:value-type="float">
            <text:p>146,9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178.6" calcext:value-type="float">
            <text:p>178,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05.1" calcext:value-type="float">
            <text:p>205,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37.6" calcext:value-type="float">
            <text:p>237,6</text:p>
          </table:table-cell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?</text:p>
          </table:table-cell>
        </table:table-row>
        <table:table-row table:style-name="ro3">
          <table:table-cell table:style-name="ce3" office:value-type="float" office:value="2025" calcext:value-type="float">
            <text:p>2025</text:p>
          </table:table-cell>
          <table:table-cell table:style-name="ce3" office:value-type="string" calcext:value-type="string">
            <text:p>?</text:p>
          </table:table-cell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3" office:value-type="string" calcext:value-type="string">
            <text:p>?</text:p>
          </table:table-cell>
        </table:table-row>
      </table:table>
      <table:table table:name="GAJI" table:style-name="ta1">
        <table:table-column table:style-name="co1" table:number-columns-repeated="2" table:default-cell-style-name="ce2"/>
        <table:table-row table:style-name="ro4">
          <table:table-cell table:style-name="ce1" office:value-type="string" calcext:value-type="string">
            <text:p>Lama Bekerja (dalam tahun)</text:p>
          </table:table-cell>
          <table:table-cell table:style-name="ce1" office:value-type="string" calcext:value-type="string">
            <text:p>Gaji (dalam juta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,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,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?</text:p>
          </table:table-cell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d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lon Leong</meta:initial-creator>
    <meta:creation-date>2020-09-13T15:44:54.041000000</meta:creation-date>
    <dc:date>2020-09-13T15:52:33.848000000</dc:date>
    <dc:creator>Marlon Leong</dc:creator>
    <meta:editing-duration>PT7M46S</meta:editing-duration>
    <meta:editing-cycles>1</meta:editing-cycles>
    <meta:document-statistic meta:table-count="3" meta:cell-count="76" meta:object-count="0"/>
    <meta:generator>LibreOffice/7.0.1.2$Windows_x86 LibreOffice_project/7cbcfc562f6eb6708b5ff7d7397325de9e764452</meta:generator>
    <meta:user-defined meta:name="ProgId">PowerPoint.Slide</meta:user-defined>
  </office:meta>
</office:document-meta>
</file>